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47c" officeooo:paragraph-rsid="000f247c"/>
    </style:style>
    <style:style style:name="P2" style:family="paragraph" style:parent-style-name="Standard">
      <style:paragraph-properties fo:text-align="center" style:justify-single-word="false"/>
      <style:text-properties officeooo:rsid="000f247c" officeooo:paragraph-rsid="000f247c"/>
    </style:style>
    <style:style style:name="P3" style:family="paragraph" style:parent-style-name="Standard">
      <style:paragraph-properties fo:text-align="center" style:justify-single-word="false"/>
      <style:text-properties style:font-name="Chilanka" officeooo:rsid="000f247c" officeooo:paragraph-rsid="000f24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Mouton,</text:p>
      <text:p text:style-name="P3">Riche d’abeilles et d’amis à foison,</text:p>
      <text:p text:style-name="P3">Drôle et doux autant qu’intelligent</text:p>
      <text:p text:style-name="P3">Aimante autour de lui les gens.</text:p>
      <text:p text:style-name="P3"/>
      <text:p text:style-name="P3">Voici que cet être solaire</text:p>
      <text:p text:style-name="P3">Attire un voisin solitaire :</text:p>
      <text:p text:style-name="P3">Grenouille.</text:p>
      <text:p text:style-name="P3"/>
      <text:p text:style-name="P3">Coup de foudre immédiat. Le batracien coasse :</text:p>
      <text:p text:style-name="P3">- “Quelle extase ! Beau mouton si sagace,</text:p>
      <text:p text:style-name="P3">Réponds-moi,</text:p>
      <text:p text:style-name="P3">De ton bonheur livre-moi le secret !”</text:p>
      <text:p text:style-name="P3"/>
      <text:p text:style-name="P3">- “Bien sûr”, dit le mouton, “Laisse-moi te montrer.</text:p>
      <text:p text:style-name="P3">Descends de ton perchoir, ma leçon est concise.”</text:p>
      <text:p text:style-name="P3"/>
      <text:p text:style-name="P3">Grenouille s’exécute et reçoit une bise.</text:p>
      <text:p text:style-name="P3">Timide, l’amphibien rougit</text:p>
      <text:p text:style-name="P3">De plaisir et voici qu’il brille.</text:p>
      <text:p text:style-name="P3">Fort de ce baiser, sort de sa coquille.</text:p>
      <text:p text:style-name="P3"/>
      <text:p text:style-name="P3">C’était donc aussi simple ? Rien de miraculeux :</text:p>
      <text:p text:style-name="P3">La vie est une histoire, et l’amour est un jeµ.</text:p>
      <text:p text:style-name="P3">Une histoire de partage où dès lors qu’on est deux</text:p>
      <text:p text:style-name="P3">On peut devenir trois.</text:p>
      <text:p text:style-name="P3">Et bien plus si l’on veut ?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ilanka" svg:font-family="Chilanka" style:font-pitch="variable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09:55:44.765296499</meta:creation-date>
    <dc:date>2021-05-27T10:06:10.870932411</dc:date>
    <meta:editing-duration>PT16S</meta:editing-duration>
    <meta:editing-cycles>1</meta:editing-cycles>
    <meta:document-statistic meta:table-count="0" meta:image-count="0" meta:object-count="0" meta:page-count="1" meta:paragraph-count="22" meta:word-count="133" meta:character-count="742" meta:non-whitespace-character-count="631"/>
    <meta:generator>LibreOffice/6.4.6.2$Linux_X86_64 LibreOffice_project/40$Build-2</meta:generator>
  </office:meta>
</office:document-meta>
</file>